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083678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07324"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officeooo:rsid="000120e5"/>
    </style:style>
    <style:style style:name="T10" style:family="text">
      <style:text-properties officeooo:rsid="00019284"/>
    </style:style>
    <style:style style:name="T11" style:family="text">
      <style:text-properties fo:font-style="normal" style:font-style-asian="normal" style:font-style-complex="normal"/>
    </style:style>
    <style:style style:name="T12" style:family="text">
      <style:text-properties fo:font-style="normal" officeooo:rsid="00056c95" style:font-style-asian="normal" style:font-style-complex="normal"/>
    </style:style>
    <style:style style:name="T13" style:family="text">
      <style:text-properties fo:font-style="normal" officeooo:rsid="005dfb7d" style:font-style-asian="normal" style:font-style-complex="normal"/>
    </style:style>
    <style:style style:name="T14" style:family="text">
      <style:text-properties fo:font-style="normal" officeooo:rsid="005f04dc" style:font-style-asian="normal" style:font-style-complex="normal"/>
    </style:style>
    <style:style style:name="T15" style:family="text">
      <style:text-properties fo:font-style="normal" officeooo:rsid="008906d0" style:font-style-asian="normal" style:font-style-complex="normal"/>
    </style:style>
    <style:style style:name="T16" style:family="text">
      <style:text-properties fo:font-style="normal" officeooo:rsid="00a5b076" style:font-style-asian="normal" style:font-style-complex="normal"/>
    </style:style>
    <style:style style:name="T17" style:family="text">
      <style:text-properties fo:font-style="normal" officeooo:rsid="00a6bf57" style:font-style-asian="normal" style:font-style-complex="normal"/>
    </style:style>
    <style:style style:name="T18" style:family="text">
      <style:text-properties fo:font-style="normal" officeooo:rsid="01120c92" style:font-style-asian="normal" style:font-style-complex="normal"/>
    </style:style>
    <style:style style:name="T19" style:family="text">
      <style:text-properties fo:font-style="normal" officeooo:rsid="011a7ae9" style:font-style-asian="normal" style:font-style-complex="normal"/>
    </style:style>
    <style:style style:name="T20" style:family="text">
      <style:text-properties fo:font-style="normal" officeooo:rsid="013e64b0" style:font-style-asian="normal" style:font-style-complex="normal"/>
    </style:style>
    <style:style style:name="T21" style:family="text">
      <style:text-properties fo:font-style="normal" officeooo:rsid="014083d1" style:font-style-asian="normal" style:font-style-complex="normal"/>
    </style:style>
    <style:style style:name="T22" style:family="text">
      <style:text-properties fo:font-style="normal" officeooo:rsid="0141ffb1" style:font-style-asian="normal" style:font-style-complex="normal"/>
    </style:style>
    <style:style style:name="T23" style:family="text">
      <style:text-properties fo:font-style="normal" officeooo:rsid="01427ce8" style:font-style-asian="normal" style:font-style-complex="normal"/>
    </style:style>
    <style:style style:name="T24" style:family="text">
      <style:text-properties fo:font-style="normal" officeooo:rsid="0144f394" style:font-style-asian="normal" style:font-style-complex="normal"/>
    </style:style>
    <style:style style:name="T25" style:family="text">
      <style:text-properties fo:font-style="normal" officeooo:rsid="014898e2" style:font-style-asian="normal" style:font-style-complex="normal"/>
    </style:style>
    <style:style style:name="T26" style:family="text">
      <style:text-properties fo:font-style="normal" officeooo:rsid="0157fa22" style:font-style-asian="normal" style:font-style-complex="normal"/>
    </style:style>
    <style:style style:name="T27" style:family="text">
      <style:text-properties fo:font-style="normal" officeooo:rsid="0157fa84" style:font-style-asian="normal" style:font-style-complex="normal"/>
    </style:style>
    <style:style style:name="T28" style:family="text">
      <style:text-properties fo:font-style="normal" officeooo:rsid="015e1118" style:font-style-asian="normal" style:font-style-complex="normal"/>
    </style:style>
    <style:style style:name="T29" style:family="text">
      <style:text-properties fo:font-style="normal" officeooo:rsid="018cfb7f" style:font-style-asian="normal" style:font-style-complex="normal"/>
    </style:style>
    <style:style style:name="T30" style:family="text">
      <style:text-properties fo:font-style="normal" officeooo:rsid="018e44de" style:font-style-asian="normal" style:font-style-complex="normal"/>
    </style:style>
    <style:style style:name="T31" style:family="text">
      <style:text-properties fo:font-style="normal" officeooo:rsid="0196b6f8" style:font-style-asian="normal" style:font-style-complex="normal"/>
    </style:style>
    <style:style style:name="T32" style:family="text">
      <style:text-properties fo:font-style="normal" officeooo:rsid="0197a029" style:font-style-asian="normal" style:font-style-complex="normal"/>
    </style:style>
    <style:style style:name="T33" style:family="text">
      <style:text-properties fo:font-style="normal" officeooo:rsid="0197bf7c" style:font-style-asian="normal" style:font-style-complex="normal"/>
    </style:style>
    <style:style style:name="T34" style:family="text">
      <style:text-properties fo:font-style="normal" officeooo:rsid="01a2b320" style:font-style-asian="normal" style:font-style-complex="normal"/>
    </style:style>
    <style:style style:name="T35" style:family="text">
      <style:text-properties fo:font-style="normal" officeooo:rsid="01a5857e" style:font-style-asian="normal" style:font-style-complex="normal"/>
    </style:style>
    <style:style style:name="T36" style:family="text">
      <style:text-properties fo:font-style="normal" officeooo:rsid="01a5cff9" style:font-style-asian="normal" style:font-style-complex="normal"/>
    </style:style>
    <style:style style:name="T37" style:family="text">
      <style:text-properties fo:font-style="normal" officeooo:rsid="01c11964" style:font-style-asian="normal" style:font-style-complex="normal"/>
    </style:style>
    <style:style style:name="T38" style:family="text">
      <style:text-properties fo:font-style="normal" officeooo:rsid="01c12129" style:font-style-asian="normal" style:font-style-complex="normal"/>
    </style:style>
    <style:style style:name="T39" style:family="text">
      <style:text-properties fo:font-style="normal" officeooo:rsid="01c2a66a" style:font-style-asian="normal" style:font-style-complex="normal"/>
    </style:style>
    <style:style style:name="T40" style:family="text">
      <style:text-properties fo:font-style="normal" officeooo:rsid="01c37a03" style:font-style-asian="normal" style:font-style-complex="normal"/>
    </style:style>
    <style:style style:name="T41" style:family="text">
      <style:text-properties fo:font-style="normal" officeooo:rsid="01c549fe" style:font-style-asian="normal" style:font-style-complex="normal"/>
    </style:style>
    <style:style style:name="T42" style:family="text">
      <style:text-properties fo:font-style="normal" officeooo:rsid="01c668f6" style:font-style-asian="normal" style:font-style-complex="normal"/>
    </style:style>
    <style:style style:name="T43" style:family="text">
      <style:text-properties fo:font-style="normal" officeooo:rsid="01c7c7f0" style:font-style-asian="normal" style:font-style-complex="normal"/>
    </style:style>
    <style:style style:name="T44" style:family="text">
      <style:text-properties fo:font-style="normal" officeooo:rsid="01c81a39" style:font-style-asian="normal" style:font-style-complex="normal"/>
    </style:style>
    <style:style style:name="T45" style:family="text">
      <style:text-properties fo:font-style="normal" officeooo:rsid="01c98a51" style:font-style-asian="normal" style:font-style-complex="normal"/>
    </style:style>
    <style:style style:name="T46" style:family="text">
      <style:text-properties fo:font-style="normal" officeooo:rsid="01cac2f5" style:font-style-asian="normal" style:font-style-complex="normal"/>
    </style:style>
    <style:style style:name="T47" style:family="text">
      <style:text-properties fo:font-style="normal" officeooo:rsid="01cc44b3" style:font-style-asian="normal" style:font-style-complex="normal"/>
    </style:style>
    <style:style style:name="T48" style:family="text">
      <style:text-properties fo:font-style="normal" officeooo:rsid="01cc85bf" style:font-style-asian="normal" style:font-style-complex="normal"/>
    </style:style>
    <style:style style:name="T49" style:family="text">
      <style:text-properties fo:font-style="normal" officeooo:rsid="01cd59ce" style:font-style-asian="normal" style:font-style-complex="normal"/>
    </style:style>
    <style:style style:name="T50" style:family="text">
      <style:text-properties fo:font-style="normal" officeooo:rsid="01cded04" style:font-style-asian="normal" style:font-style-complex="normal"/>
    </style:style>
    <style:style style:name="T51" style:family="text">
      <style:text-properties fo:font-style="normal" officeooo:rsid="01cfe2f8" style:font-style-asian="normal" style:font-style-complex="normal"/>
    </style:style>
    <style:style style:name="T52" style:family="text">
      <style:text-properties fo:font-style="normal" officeooo:rsid="01d099e6" style:font-style-asian="normal" style:font-style-complex="normal"/>
    </style:style>
    <style:style style:name="T53" style:family="text">
      <style:text-properties fo:font-style="normal" officeooo:rsid="01d30be7" style:font-style-asian="normal" style:font-style-complex="normal"/>
    </style:style>
    <style:style style:name="T54" style:family="text">
      <style:text-properties fo:font-style="normal" officeooo:rsid="01d4b9be" style:font-style-asian="normal" style:font-style-complex="normal"/>
    </style:style>
    <style:style style:name="T55" style:family="text">
      <style:text-properties fo:font-style="normal" officeooo:rsid="01d4cfb6" style:font-style-asian="normal" style:font-style-complex="normal"/>
    </style:style>
    <style:style style:name="T56" style:family="text">
      <style:text-properties fo:font-style="normal" officeooo:rsid="01d5e7e3" style:font-style-asian="normal" style:font-style-complex="normal"/>
    </style:style>
    <style:style style:name="T57" style:family="text">
      <style:text-properties fo:font-style="normal" officeooo:rsid="01d7bc22" style:font-style-asian="normal" style:font-style-complex="normal"/>
    </style:style>
    <style:style style:name="T58" style:family="text">
      <style:text-properties fo:font-style="normal" officeooo:rsid="01da5eed" style:font-style-asian="normal" style:font-style-complex="normal"/>
    </style:style>
    <style:style style:name="T59" style:family="text">
      <style:text-properties fo:font-style="normal" officeooo:rsid="01dade76" style:font-style-asian="normal" style:font-style-complex="normal"/>
    </style:style>
    <style:style style:name="T60" style:family="text">
      <style:text-properties fo:font-style="normal" officeooo:rsid="01db6e32" style:font-style-asian="normal" style:font-style-complex="normal"/>
    </style:style>
    <style:style style:name="T61" style:family="text">
      <style:text-properties fo:font-style="normal" officeooo:rsid="01dd608e" style:font-style-asian="normal" style:font-style-complex="normal"/>
    </style:style>
    <style:style style:name="T62" style:family="text">
      <style:text-properties fo:font-style="normal" officeooo:rsid="01dedb32" style:font-style-asian="normal" style:font-style-complex="normal"/>
    </style:style>
    <style:style style:name="T63" style:family="text">
      <style:text-properties fo:font-style="normal" officeooo:rsid="01e09e91" style:font-style-asian="normal" style:font-style-complex="normal"/>
    </style:style>
    <style:style style:name="T64" style:family="text">
      <style:text-properties fo:font-style="normal" officeooo:rsid="01e19e4a" style:font-style-asian="normal" style:font-style-complex="normal"/>
    </style:style>
    <style:style style:name="T65" style:family="text">
      <style:text-properties fo:font-style="normal" officeooo:rsid="01e3517f" style:font-style-asian="normal" style:font-style-complex="normal"/>
    </style:style>
    <style:style style:name="T66" style:family="text">
      <style:text-properties fo:font-style="normal" officeooo:rsid="01e57ed2" style:font-style-asian="normal" style:font-style-complex="normal"/>
    </style:style>
    <style:style style:name="T67" style:family="text">
      <style:text-properties fo:font-style="normal" officeooo:rsid="01e728ff" style:font-style-asian="normal" style:font-style-complex="normal"/>
    </style:style>
    <style:style style:name="T68" style:family="text">
      <style:text-properties fo:font-style="normal" officeooo:rsid="01e8d669" style:font-style-asian="normal" style:font-style-complex="normal"/>
    </style:style>
    <style:style style:name="T69" style:family="text">
      <style:text-properties fo:font-style="normal" officeooo:rsid="01e8edcb" style:font-style-asian="normal" style:font-style-complex="normal"/>
    </style:style>
    <style:style style:name="T70" style:family="text">
      <style:text-properties fo:font-style="normal" officeooo:rsid="01eab830" style:font-style-asian="normal" style:font-style-complex="normal"/>
    </style:style>
    <style:style style:name="T71" style:family="text">
      <style:text-properties fo:font-style="normal" officeooo:rsid="01eb766c" style:font-style-asian="normal" style:font-style-complex="normal"/>
    </style:style>
    <style:style style:name="T72" style:family="text">
      <style:text-properties fo:font-style="normal" officeooo:rsid="01ebfa77" style:font-style-asian="normal" style:font-style-complex="normal"/>
    </style:style>
    <style:style style:name="T73" style:family="text">
      <style:text-properties fo:font-style="normal" officeooo:rsid="01ee6fde" style:font-style-asian="normal" style:font-style-complex="normal"/>
    </style:style>
    <style:style style:name="T74" style:family="text">
      <style:text-properties fo:font-style="normal" officeooo:rsid="01ef8455" style:font-style-asian="normal" style:font-style-complex="normal"/>
    </style:style>
    <style:style style:name="T75" style:family="text">
      <style:text-properties fo:font-style="normal" officeooo:rsid="01f090cf" style:font-style-asian="normal" style:font-style-complex="normal"/>
    </style:style>
    <style:style style:name="T76" style:family="text">
      <style:text-properties fo:font-style="normal" officeooo:rsid="01f36d84" style:font-style-asian="normal" style:font-style-complex="normal"/>
    </style:style>
    <style:style style:name="T77" style:family="text">
      <style:text-properties fo:font-style="normal" officeooo:rsid="01f3d7e9" style:font-style-asian="normal" style:font-style-complex="normal"/>
    </style:style>
    <style:style style:name="T78" style:family="text">
      <style:text-properties fo:font-style="normal" officeooo:rsid="01f439a0" style:font-style-asian="normal" style:font-style-complex="normal"/>
    </style:style>
    <style:style style:name="T79" style:family="text">
      <style:text-properties fo:font-style="normal" officeooo:rsid="01f4888c" style:font-style-asian="normal" style:font-style-complex="normal"/>
    </style:style>
    <style:style style:name="T80" style:family="text">
      <style:text-properties fo:font-style="normal" officeooo:rsid="01f600ec" style:font-style-asian="normal" style:font-style-complex="normal"/>
    </style:style>
    <style:style style:name="T81" style:family="text">
      <style:text-properties fo:font-style="normal" officeooo:rsid="01f73966" style:font-style-asian="normal" style:font-style-complex="normal"/>
    </style:style>
    <style:style style:name="T82" style:family="text">
      <style:text-properties fo:font-style="normal" officeooo:rsid="01f8e5f0" style:font-style-asian="normal" style:font-style-complex="normal"/>
    </style:style>
    <style:style style:name="T83" style:family="text">
      <style:text-properties fo:font-style="normal" officeooo:rsid="01fa4d3e" style:font-style-asian="normal" style:font-style-complex="normal"/>
    </style:style>
    <style:style style:name="T84" style:family="text">
      <style:text-properties fo:font-style="normal" officeooo:rsid="01fa8862" style:font-style-asian="normal" style:font-style-complex="normal"/>
    </style:style>
    <style:style style:name="T85" style:family="text">
      <style:text-properties fo:font-style="normal" officeooo:rsid="01fb0866" style:font-style-asian="normal" style:font-style-complex="normal"/>
    </style:style>
    <style:style style:name="T86" style:family="text">
      <style:text-properties fo:font-style="normal" officeooo:rsid="01fcfca8" style:font-style-asian="normal" style:font-style-complex="normal"/>
    </style:style>
    <style:style style:name="T87" style:family="text">
      <style:text-properties fo:font-style="normal" officeooo:rsid="01fed59f" style:font-style-asian="normal" style:font-style-complex="normal"/>
    </style:style>
    <style:style style:name="T88" style:family="text">
      <style:text-properties fo:font-style="normal" officeooo:rsid="02002733" style:font-style-asian="normal" style:font-style-complex="normal"/>
    </style:style>
    <style:style style:name="T89" style:family="text">
      <style:text-properties fo:font-style="normal" officeooo:rsid="02007324" style:font-style-asian="normal" style:font-style-complex="normal"/>
    </style:style>
    <style:style style:name="T90" style:family="text">
      <style:text-properties fo:font-style="normal" officeooo:rsid="0201207d" style:font-style-asian="normal" style:font-style-complex="normal"/>
    </style:style>
    <style:style style:name="T91" style:family="text">
      <style:text-properties officeooo:rsid="000a14f6"/>
    </style:style>
    <style:style style:name="T92" style:family="text">
      <style:text-properties officeooo:rsid="005714b7"/>
    </style:style>
    <style:style style:name="T93" style:family="text">
      <style:text-properties officeooo:rsid="005f04dc"/>
    </style:style>
    <style:style style:name="T94" style:family="text">
      <style:text-properties officeooo:rsid="00880dbe"/>
    </style:style>
    <style:style style:name="T95" style:family="text">
      <style:text-properties officeooo:rsid="007c6d62"/>
    </style:style>
    <style:style style:name="T96" style:family="text">
      <style:text-properties officeooo:rsid="00823925"/>
    </style:style>
    <style:style style:name="T97" style:family="text">
      <style:text-properties officeooo:rsid="00836784"/>
    </style:style>
    <style:style style:name="T98" style:family="text">
      <style:text-properties officeooo:rsid="00374dde"/>
    </style:style>
    <style:style style:name="T99" style:family="text">
      <style:text-properties style:font-name="EB Garamond 12 All SC" fo:font-style="normal" style:font-style-asian="normal" style:font-style-complex="normal"/>
    </style:style>
    <style:style style:name="T100" style:family="text">
      <style:text-properties style:font-name="EB Garamond 12 All SC" fo:font-style="normal" officeooo:rsid="00a5b076" style:font-style-asian="normal" style:font-style-complex="normal"/>
    </style:style>
    <style:style style:name="T101" style:family="text">
      <style:text-properties style:font-name="EB Garamond 12 All SC" fo:font-style="normal" officeooo:rsid="01120c92" style:font-style-asian="normal" style:font-style-complex="normal"/>
    </style:style>
    <style:style style:name="T102" style:family="text">
      <style:text-properties style:font-name="EB Garamond 12 All SC" fo:font-style="normal" officeooo:rsid="011a7ae9" style:font-style-asian="normal" style:font-style-complex="normal"/>
    </style:style>
    <style:style style:name="T103" style:family="text">
      <style:text-properties officeooo:rsid="013faaaf"/>
    </style:style>
    <style:style style:name="T104" style:family="text">
      <style:text-properties officeooo:rsid="01bf45d3"/>
    </style:style>
    <style:style style:name="T105" style:family="text">
      <style:text-properties officeooo:rsid="01c3b179"/>
    </style:style>
    <style:style style:name="T106" style:family="text">
      <style:text-properties officeooo:rsid="01cac2f5"/>
    </style:style>
    <style:style style:name="T107"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103">7</text:span></text:p>
      <text:p text:style-name="P30"/>
      <text:p text:style-name="P30"/>
      <text:p text:style-name="P25">© 201<text:span text:style-name="T103">7</text:span> by Wolfgang Skala. This edition is licensed under the Creative Commons Attribution<text:span text:style-name="T94">-NonCommercial-ShareAlike</text:span> 4.0 International License. To view a copy of this license, visit http://creativecommons.org/licenses/by<text:span text:style-name="T95">-nc-sa</text:span>/4.0/. </text:p>
      <text:p text:style-name="P24"/>
      <text:p text:style-name="P26">Music engraving by LilyPond 2.18.0 (http://www.lilypond.org).<text:span text:style-name="T92"><text:line-break/>Front matter</text:span> typeset with EB Garamond (http://www.georgduffner.at/ebgaramond).</text:p>
      <text:p text:style-name="P30"/>
      <text:p text:style-name="P23">First <text:span text:style-name="T107">version</text:span>, <text:span text:style-name="T104">March</text:span> 201<text:span text:style-name="T103">7</text:span></text:p>
      <text:p text:style-name="P34"/>
      <text:p text:style-name="P31">P R E F A C E <text:s text:c="2"/><text:span text:style-name="T2">&amp;</text:span> <text:s text:c="2"/>C R I T I C A L <text:s text:c="2"/>R E P O R T </text:p>
      <text:p text:style-name="P31"/>
      <text:p text:style-name="P1"/>
      <text:p text:style-name="P19">This edition <text:span text:style-name="T9">of the </text:span><text:span text:style-name="T3">Missa </text:span><text:span text:style-name="T5">Sanctissimae Trinitatis</text:span><text:span text:style-name="T9"> </text:span>bases upon Zelenka’s autograph<text:span text:style-name="T1">, which has been digitized by the Saxon State Library – State and University Library Dresden (see http://hofmusik.slub-dresden.de).</text:span></text:p>
      <text:p text:style-name="P18">The digital version of the manuscript<text:span text:style-name="T96"> is</text:span> available at<text:line-break/><text:tab/>http://digital.slub-dresden.de/id<text:span text:style-name="T105">360701914</text:span> (Mus.2358-D-<text:span text:style-name="T105">31</text:span>)<text:span text:style-name="T96">.</text:span></text:p>
      <text:p text:style-name="P2"/>
      <text:p text:style-name="P4">In general, this edition closely follows the autograph. Any changes <text:span text:style-name="T91">that were introduced </text:span>by the editor are indicated by italic type (dynamics and <text:span text:style-name="T10">directions</text:span>), parentheses<text:span text:style-name="T10"> (expressive marks)</text:span> or dashes (slurs and ties)<text:span text:style-name="T10">. Accidentals are used according to modern conventions. Asterisks denote changes that are clarified in the detailed remarks below.</text:span></text:p>
      <text:p text:style-name="P3"/>
      <text:p text:style-name="P5"/>
      <text:p text:style-name="P3"/>
      <text:p text:style-name="P33">k y r i e</text:p>
      <text:p text:style-name="P3"/>
      <text:p text:style-name="P16"><text:span text:style-name="T2">Bar<text:tab/>Staff<text:tab/>Note</text:span><text:span text:style-name="T6"><text:line-break/></text:span><text:span text:style-name="T42">8<text:tab/>Ob.II</text:span><text:span text:style-name="T12"><text:note text:id="ftn1" text:note-class="footnote"><text:note-citation>1</text:note-citation><text:note-body><text:p text:style-name="P36">Abbreviations: A., alto; B., bass; BOrg., basses and organ; <text:span text:style-name="T106">Chal., chalumeau; Fl., flute; </text:span>Ms., manuscript; Ob.,<text:span text:style-name="T106"> </text:span>oboe;<text:span text:style-name="T98"> r, rest;</text:span> S., soprano; T.<text:span text:style-name="T97">, </text:span>tenor; V., violin; Va., viola.</text:p></text:note-body></text:note></text:span><text:span text:style-name="T42"><text:tab/>in Ms. unison with V.I</text:span><text:span text:style-name="T43">, here unison with V.II</text:span><text:span text:style-name="T44"><text:line-break/>13<text:tab/>Ob.II<text:tab/>2nd half of bar in Ms.: still unison with V.II</text:span><text:span text:style-name="T4"><text:line-break/></text:span><text:span text:style-name="T41">13</text:span><text:span text:style-name="T15"><text:tab/></text:span><text:span text:style-name="T41">T</text:span><text:span text:style-name="T24">.</text:span><text:span text:style-name="T15"><text:tab/></text:span><text:span text:style-name="T41">3rd quarter in Ms.: c′4</text:span><text:span text:style-name="T45"><text:line-break/></text:span><text:span text:style-name="T44">1</text:span><text:span text:style-name="T45">9</text:span><text:span text:style-name="T44"><text:tab/>Ob.II<text:tab/>2nd half of bar in Ms.: still unison with V.II</text:span><text:span text:style-name="T46"><text:line-break/><text:line-break/></text:span><text:span text:style-name="T49">41<text:tab/>Va.<text:tab/>1st half of bar in Ms.: fis′16–gis′16–a′8–b′8<text:line-break/></text:span><text:span text:style-name="T48">58</text:span><text:span text:style-name="T46"><text:tab/>Fl./Ob.</text:span><text:span text:style-name="T47"><text:tab/></text:span><text:span text:style-name="T48">1st eighth </text:span><text:span text:style-name="T47">adapted to accommodate the instruments’ range</text:span><text:span text:style-name="T48"><text:line-break/>77</text:span><text:span text:style-name="T46"><text:tab/>Fl./Ob.</text:span><text:span text:style-name="T47"><text:tab/></text:span><text:span text:style-name="T48">2nd half of bar </text:span><text:span text:style-name="T47">adapted to accommodate the instruments’ range</text:span><text:span text:style-name="T48"><text:line-break/></text:span><text:span text:style-name="T46">98</text:span><text:span text:style-name="T47">–100</text:span><text:span text:style-name="T46"><text:tab/>Fl./Ob.</text:span><text:span text:style-name="T47"><text:tab/>adapted to accommodate the instruments’ range</text:span><text:span text:style-name="T50"><text:line-break/><text:line-break/></text:span><text:span text:style-name="T51">122<text:tab/>Ob.I/II<text:tab/>first half of bar in Ms.: unison with V.I</text:span><text:span text:style-name="T52"><text:line-break/>129–133<text:tab/>Ob.I<text:tab/>in Ms. unison with V.I, here transposed one octave up</text:span><text:span text:style-name="T51"><text:line-break/></text:span><text:span text:style-name="T50">133<text:tab/>BOrg.<text:tab/>bass clef missing in Ms.</text:span><text:span text:style-name="T25"><text:line-break/></text:span><text:span text:style-name="T16"><text:line-break/><text:line-break/><text:line-break/></text:span><text:span text:style-name="T100">g l o r i a</text:span></text:p>
      <text:p text:style-name="P6"/>
      <text:p text:style-name="P17"><text:span text:style-name="T2">Bar<text:tab/>Staff<text:tab/>Note</text:span><text:span text:style-name="T4"><text:line-break/></text:span><text:span text:style-name="T53">44</text:span><text:span text:style-name="T17"><text:tab/></text:span><text:span text:style-name="T27">T.</text:span><text:span text:style-name="T17"><text:tab/></text:span><text:span text:style-name="T26">1st quarter </text:span><text:span text:style-name="T53">in Ms.: e′8–e′8</text:span><text:span text:style-name="T57">'<text:line-break/>45f<text:tab/>V.I/II<text:tab/>in Ms. unison with BOrg., here adapted to bars 6f</text:span><text:span text:style-name="T63"><text:line-break/>58<text:tab/>Ob.II<text:tab/>2nd/3rd quarter missing in Ms., here unison with T.<text:line-break/>59</text:span><text:span text:style-name="T64">–62<text:tab/>Ob.II<text:tab/>bars missing in Ms., here unison with V.II</text:span><text:span text:style-name="T58"><text:line-break/>69<text:tab/>V.II<text:tab/>1st quarter in Ms.: b′4</text:span><text:span text:style-name="T54"><text:line-break/>82<text:tab/>T.<text:tab/>bar in Ms.: r4–c′4– c′4</text:span><text:span text:style-name="T57"><text:line-break/>86<text:tab/>V.I/II<text:tab/>last eighth in Ms.: bis′8</text:span><text:span text:style-name="T62"><text:line-break/>111<text:tab/>O.I/II<text:tab/></text:span><text:span text:style-name="T59">bar missing in Ms.<text:line-break/>111<text:tab/>Va.<text:tab/>bar missing in Ms.</text:span><text:span text:style-name="T55"><text:line-break/>191<text:tab/>T.<text:tab/>upper Voice (i.e., end of T. solo) missing in Ms.</text:span><text:span text:style-name="T56"><text:line-break/>212<text:tab/>B.<text:tab/>bar missing in Ms.</text:span><text:span text:style-name="T60"><text:line-break/></text:span><text:soft-page-break/><text:span text:style-name="T60">226<text:tab/>Va.<text:tab/>3rd eighth in Ms.: gis′8</text:span><text:span text:style-name="T61"><text:line-break/>238<text:tab/>Va.<text:tab/>1st sixteenth in Ms.: r16</text:span><text:span text:style-name="T65"><text:line-break/><text:line-break/></text:span><text:span text:style-name="T66">265<text:tab/>A.<text:tab/>last quarter missing in Ms.</text:span><text:span text:style-name="T67"><text:line-break/>277<text:tab/></text:span><text:span text:style-name="T69">Ob.II/</text:span><text:span text:style-name="T67">V.II<text:tab/>indicated by small notes in the Ms.</text:span><text:span text:style-name="T68"><text:line-break/>293<text:tab/>Va.<text:tab/>in Ms. unison with BOrg., here transposed one octave down</text:span><text:span text:style-name="T70"><text:line-break/>304<text:tab/>Ob.I/II<text:tab/>in Ms. unison with V.I, here adapted to the Oboe</text:span><text:span text:style-name="T74">’</text:span><text:span text:style-name="T70">s range</text:span><text:span text:style-name="T71"><text:line-break/><text:line-break/></text:span><text:span text:style-name="T72">347<text:tab/>Fl.II<text:tab/>bar missing in Ms.<text:line-break/></text:span><text:span text:style-name="T71">391<text:tab/>Va.<text:tab/>2nd half of bar in Ms.: g′4–g4</text:span><text:span text:style-name="T73"><text:line-break/><text:line-break/>472<text:tab/>B.<text:tab/>4th eighth missing in Ms.</text:span><text:span text:style-name="T28"><text:line-break/></text:span></text:p>
      <text:p text:style-name="P13"/>
      <text:p text:style-name="P20"><text:span text:style-name="T100">c</text:span><text:span text:style-name="T99"> r e d o</text:span></text:p>
      <text:p text:style-name="P7"/>
      <text:p text:style-name="P37"><text:span text:style-name="T2">Bar<text:tab/>Staff<text:tab/>Note</text:span><text:span text:style-name="T4"><text:line-break/></text:span><text:span text:style-name="T81">6<text:tab/>Va.<text:tab/>2nd half of bar in Ms.: unison with V., here adapted to bars</text:span><text:span text:style-name="T83"><text:line-break/>25f<text:tab/>Ob.I/II<text:tab/>last quarter in Ms.: r16–g′16–a′16–b′16 | c″8</text:span><text:span text:style-name="T82"><text:line-break/>25<text:tab/>Va.<text:tab/>3rd quarter missing in Ms.</text:span><text:span text:style-name="T8"><text:line-break/></text:span><text:span text:style-name="T76">33<text:tab/>A.<text:tab/></text:span><text:span text:style-name="T78">2nd</text:span><text:span text:style-name="T76"> quarter missing in Ms.</text:span><text:span text:style-name="T7"><text:line-break/></text:span><text:span text:style-name="T75">34</text:span><text:span text:style-name="T29"><text:tab/></text:span><text:span text:style-name="T75">V</text:span><text:span text:style-name="T29">.I/II</text:span><text:span text:style-name="T30"><text:tab/></text:span><text:span text:style-name="T75">7th eighth in Ms.: e′16–c′16</text:span><text:span text:style-name="T86"><text:line-break/>60ff<text:tab/>Ob.II<text:tab/>last quarter in bar 60 to</text:span><text:span text:style-name="T87"> </text:span><text:span text:style-name="T86">first quarter in bar 62 in Ms.:<text:line-break/><text:tab/><text:tab/>unison with Ob.I, here unison with V.II</text:span><text:span text:style-name="T84"><text:line-break/>75f<text:tab/>Ob.I/II<text:tab/>second half of bar 75 and first half of bar 76 here unison with V.I</text:span><text:span text:style-name="T79"><text:line-break/>76<text:tab/>A.<text:tab/>1st quarter in Ms.: g′4</text:span><text:span text:style-name="T80"><text:line-break/>90<text:tab/>B.<text:tab/>bar missing in Ms.</text:span><text:span text:style-name="T77"><text:line-break/>101<text:tab/>A.<text:tab/>last quarter in Ms.: g′4</text:span><text:span text:style-name="T87"><text:line-break/>115</text:span><text:span text:style-name="T86">ff<text:tab/>Ob.II<text:tab/>last quarter in bar </text:span><text:span text:style-name="T87">115</text:span><text:span text:style-name="T86"> to</text:span><text:span text:style-name="T87"> </text:span><text:span text:style-name="T86">first quarter in bar </text:span><text:span text:style-name="T87">117</text:span><text:span text:style-name="T86"> in Ms.:<text:line-break/><text:tab/><text:tab/>unison with Ob.I, here unison with V.II</text:span><text:span text:style-name="T77"><text:line-break/>116<text:tab/>A.<text:tab/>7th eighth in Ms.: g′8</text:span><text:span text:style-name="T85"><text:line-break/>126<text:tab/>Ob.I/II<text:tab/>first quarter in Ms. unison with V.I</text:span><text:span text:style-name="T88"><text:line-break/><text:line-break/>127<text:tab/></text:span><text:span text:style-name="T90">V.II/</text:span><text:span text:style-name="T88">A.<text:tab/>last half note in Ms.: f′2</text:span><text:span text:style-name="T89"><text:line-break/>127<text:tab/></text:span><text:span text:style-name="T89">T.<text:tab/></text:span><text:span text:style-name="T88">last half note in Ms.: </text:span><text:span text:style-name="T89">bes</text:span><text:span text:style-name="T88">2</text:span><text:span text:style-name="T85"><text:line-break/></text:span><text:span text:style-name="T30"><text:line-break/></text:span><text:span text:style-name="T18"><text:line-break/></text:span><text:span text:style-name="T101">s a n c t u s</text:span></text:p>
      <text:p text:style-name="P8"/>
      <text:p text:style-name="P14"><text:span text:style-name="T2">Bar<text:tab/>Staff<text:tab/>Note</text:span><text:span text:style-name="T4"><text:line-break/></text:span><text:span text:style-name="T31">2</text:span><text:span text:style-name="T17"><text:tab/></text:span><text:span text:style-name="T31">T.</text:span><text:span text:style-name="T17"><text:tab/></text:span><text:span text:style-name="T32">bar </text:span><text:span text:style-name="T31">in Ms.: e′1</text:span><text:span text:style-name="T33"><text:line-break/></text:span><text:span text:style-name="T19"><text:line-break/><text:line-break/></text:span><text:span text:style-name="T102">a g n u s <text:s text:c="2"/>d e i</text:span></text:p>
      <text:p text:style-name="P9"/>
      <text:p text:style-name="P15"><text:span text:style-name="T2">Bar<text:tab/>Staff<text:tab/>Note</text:span><text:span text:style-name="T4"><text:line-break/></text:span><text:span text:style-name="T34">34</text:span><text:span text:style-name="T17"><text:tab/></text:span><text:span text:style-name="T34">V.II</text:span><text:span text:style-name="T17"><text:tab/></text:span><text:span text:style-name="T34">4th half note in Ms.: f′2</text:span><text:span text:style-name="T36"><text:line-break/></text:span><text:line-break/></text:p>
      <text:p text:style-name="P12"/>
      <text:p text:style-name="P12"/>
      <text:p text:style-name="P29"><text:line-break/></text:p>
      <text:p text:style-name="P11"><text:soft-page-break/></text:p>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11">Salzburg, </text:span><text:span text:style-name="T35">March</text:span><text:span text:style-name="T11"> 201</text:span><text:span text:style-name="T20">7</text:span><text:line-break/>Wolfgang Skala</text:p>
      <text:p text:style-name="P35"/>
      <text:p text:style-name="P32">C O N T E N T S</text:p>
      <text:p text:style-name="P28"/>
      <text:p text:style-name="P27"/>
      <text:p text:style-name="P27"/>
      <text:p text:style-name="P22">Kyrie<text:line-break/><text:span text:style-name="T11"><text:tab/></text:span><text:span text:style-name="T13">1.1<text:tab/></text:span><text:span text:style-name="T11">Kyrie I</text:span><text:span text:style-name="T13"><text:tab/>1</text:span><text:span text:style-name="T11"><text:line-break/><text:tab/></text:span><text:span text:style-name="T13">1.2<text:tab/></text:span><text:span text:style-name="T11">Christe</text:span><text:span text:style-name="T13"><text:tab/></text:span><text:span text:style-name="T21">4</text:span><text:span text:style-name="T11"><text:line-break/><text:tab/></text:span><text:span text:style-name="T13">1.3<text:tab/></text:span><text:span text:style-name="T11">Kyrie II</text:span><text:span text:style-name="T13"><text:tab/></text:span><text:span text:style-name="T37">12</text:span><text:span text:style-name="T11"><text:line-break/></text:span><text:span text:style-name="T13"><text:line-break/></text:span>Gloria<text:span text:style-name="T11"><text:line-break/><text:tab/></text:span><text:span text:style-name="T13">2.1<text:tab/>Gloria<text:tab/>2</text:span><text:span text:style-name="T37">3</text:span><text:span text:style-name="T22"><text:line-break/><text:tab/>2.</text:span><text:span text:style-name="T37">2</text:span><text:span text:style-name="T22"><text:tab/></text:span><text:span text:style-name="T37">Qui tollis</text:span><text:span text:style-name="T22"><text:tab/>4</text:span><text:span text:style-name="T37">4</text:span><text:span text:style-name="T13"><text:line-break/><text:tab/>2.</text:span><text:span text:style-name="T37">3</text:span><text:span text:style-name="T13"><text:tab/>Qu</text:span><text:span text:style-name="T37">oniam I</text:span><text:span text:style-name="T13"><text:tab/></text:span><text:span text:style-name="T22">5</text:span><text:span text:style-name="T37">0</text:span><text:span text:style-name="T13"><text:line-break/><text:tab/>2.</text:span><text:span text:style-name="T37">4</text:span><text:span text:style-name="T13"><text:tab/>Quoniam</text:span><text:span text:style-name="T37"> II</text:span><text:span text:style-name="T13"><text:tab/></text:span><text:span text:style-name="T22">5</text:span><text:span text:style-name="T37">2</text:span><text:span text:style-name="T13"><text:line-break/><text:tab/>2.</text:span><text:span text:style-name="T37">5</text:span><text:span text:style-name="T13"><text:tab/>Cum Sancto Spirit</text:span><text:span text:style-name="T38">u</text:span><text:span text:style-name="T13"><text:tab/></text:span><text:span text:style-name="T38">61</text:span><text:span text:style-name="T14"><text:line-break/><text:line-break/></text:span><text:span text:style-name="T93">Credo<text:tab/><text:tab/></text:span><text:span text:style-name="T14"><text:line-break/><text:tab/></text:span><text:span text:style-name="T39"><text:tab/>(</text:span><text:span text:style-name="T14">Credo</text:span><text:span text:style-name="T39">)</text:span><text:span text:style-name="T14"><text:tab/></text:span><text:span text:style-name="T39">79</text:span><text:span text:style-name="T14"><text:line-break/><text:tab/><text:tab/></text:span><text:span text:style-name="T39">(</text:span><text:span text:style-name="T14">Et incarnatus est</text:span><text:span text:style-name="T39">)</text:span><text:span text:style-name="T14"><text:tab/></text:span><text:span text:style-name="T39">90</text:span><text:span text:style-name="T14"><text:line-break/><text:tab/><text:tab/></text:span><text:span text:style-name="T39">(</text:span><text:span text:style-name="T14">Crucifixus</text:span><text:span text:style-name="T39">)</text:span><text:span text:style-name="T14"><text:tab/></text:span><text:span text:style-name="T39">92</text:span><text:span text:style-name="T14"><text:line-break/><text:tab/><text:tab/></text:span><text:span text:style-name="T39">(</text:span><text:span text:style-name="T14">Et resurrexit</text:span><text:span text:style-name="T39">)</text:span><text:span text:style-name="T14"><text:tab/></text:span><text:span text:style-name="T39">95</text:span><text:span text:style-name="T23"><text:line-break/><text:tab/><text:tab/></text:span><text:span text:style-name="T39">(</text:span><text:span text:style-name="T23">Et vitam</text:span><text:span text:style-name="T39">)</text:span><text:span text:style-name="T23"><text:tab/>1</text:span><text:span text:style-name="T39">04</text:span><text:span text:style-name="T14"><text:line-break/><text:line-break/></text:span><text:span text:style-name="T93">Sanctus et Benedictus</text:span><text:span text:style-name="T14"><text:line-break/><text:tab/>4</text:span><text:span text:style-name="T21">.1</text:span><text:span text:style-name="T14"><text:tab/>Sanctus<text:tab/>1</text:span><text:span text:style-name="T40">13</text:span><text:span text:style-name="T14"><text:line-break/><text:tab/></text:span><text:span text:style-name="T21">4.2</text:span><text:span text:style-name="T14"><text:tab/>Benedictus<text:tab/>1</text:span><text:span text:style-name="T40">22</text:span><text:span text:style-name="T14"><text:line-break/><text:tab/></text:span><text:span text:style-name="T21">4.3</text:span><text:span text:style-name="T14"><text:tab/>Osanna<text:tab/>1</text:span><text:span text:style-name="T40">26</text:span><text:span text:style-name="T14"><text:line-break/><text:line-break/></text:span><text:span text:style-name="T93">Agnus Dei</text:span><text:span text:style-name="T14"><text:line-break/><text:tab/></text:span><text:span text:style-name="T21">5</text:span><text:span text:style-name="T14">.1<text:tab/>Agnus Dei<text:tab/>1</text:span><text:span text:style-name="T40">31<text:tab/></text:span><text:span text:style-name="T14"><text:line-break/><text:tab/></text:span><text:span text:style-name="T21">5</text:span><text:span text:style-name="T14">.2<text:tab/>Dona nobis<text:tab/>1</text:span><text:span text:style-name="T40">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1T23:09:12.489486955</dc:date>
    <dc:creator>Wolfgang Skala</dc:creator>
    <meta:editing-duration>P5DT14H28M13S</meta:editing-duration>
    <meta:editing-cycles>463</meta:editing-cycles>
    <meta:generator>LibreOffice/4.2.8.2$Linux_X86_64 LibreOffice_project/420m0$Build-2</meta:generator>
    <meta:document-statistic meta:table-count="0" meta:image-count="1" meta:object-count="0" meta:page-count="5" meta:paragraph-count="21" meta:word-count="810" meta:character-count="4408" meta:non-whitespace-character-count="3564"/>
  </office:meta>
</office:document-meta>
</file>